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LICATION_OFF-5MIN-100ms-100-200users" table:style-name="ta1">
        <table:shapes>
          <draw:frame draw:z-index="0" draw:style-name="gr1" draw:text-style-name="P1" svg:width="453.51pt" svg:height="255.09pt" svg:x="262.46pt" svg:y="89.4pt">
            <draw:object draw:notify-on-update-of-ranges="'REPLICATION_OFF-5MIN-100ms-100-200users'.A2:'REPLICATION_OFF-5MIN-100ms-100-200users'.A30 'REPLICATION_OFF-5MIN-100ms-100-200users'.B1:'REPLICATION_OFF-5MIN-100ms-100-200users'.B1 'REPLICATION_OFF-5MIN-100ms-100-200users'.B2:'REPLICATION_OFF-5MIN-100ms-100-200users'.B30 'REPLICATION_OFF-5MIN-100ms-100-200users'.C1:'REPLICATION_OFF-5MIN-100ms-100-200users'.C1 'REPLICATION_OFF-5MIN-100ms-100-200users'.C2:'REPLICATION_OFF-5MIN-100ms-100-200users'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Without replication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9.407407407407" calcext:value-type="float">
            <text:p>979.40740740740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8.536286522149" calcext:value-type="float">
            <text:p>908.53628652214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1.920863309353" calcext:value-type="float">
            <text:p>911.92086330935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4.945729537367" calcext:value-type="float">
            <text:p>894.94572953736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8.866840731071" calcext:value-type="float">
            <text:p>878.86684073107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8.041119860018" calcext:value-type="float">
            <text:p>898.04111986001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8.293847566575" calcext:value-type="float">
            <text:p>898.29384756657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7.153979238754" calcext:value-type="float">
            <text:p>877.15397923875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9.59983291562" calcext:value-type="float">
            <text:p>1079.5998329156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15.26998223801" calcext:value-type="float">
            <text:p>1615.2699822380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67.4818401937" calcext:value-type="float">
            <text:p>1667.481840193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88.24607329843" calcext:value-type="float">
            <text:p>1688.2460732984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84.80049261084" calcext:value-type="float">
            <text:p>1684.8004926108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90.669527897" calcext:value-type="float">
            <text:p>1690.66952789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45.23569023569" calcext:value-type="float">
            <text:p>1745.2356902356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48.85678601166" calcext:value-type="float">
            <text:p>1648.8567860116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2.91949152542" calcext:value-type="float">
            <text:p>1692.9194915254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40.84223300971" calcext:value-type="float">
            <text:p>1740.8422330097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11.62632508834" calcext:value-type="float">
            <text:p>1611.6263250883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88.53438276719" calcext:value-type="float">
            <text:p>1588.5343827671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68.58899676375" calcext:value-type="float">
            <text:p>1668.5889967637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88.0539452496" calcext:value-type="float">
            <text:p>1688.053945249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53.12216404887" calcext:value-type="float">
            <text:p>1653.1221640488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86.71916010499" calcext:value-type="float">
            <text:p>1786.7191601049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18.86615515772" calcext:value-type="float">
            <text:p>1718.8661551577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64.98113207547" calcext:value-type="float">
            <text:p>1764.9811320754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51.30175159236" calcext:value-type="float">
            <text:p>1651.3017515923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34.96872427984" calcext:value-type="float">
            <text:p>1634.96872427984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4.75" calcext:value-type="float">
            <text:p>1714.75</text:p>
          </table:table-cell>
          <table:table-cell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08:20:33.405000000</dc:date>
    <meta:editing-duration>PT11H33M54S</meta:editing-duration>
    <meta:editing-cycles>2</meta:editing-cycles>
    <meta:generator>LibreOffice/6.0.3.2$Windows_X86_64 LibreOffice_project/8f48d515416608e3a835360314dac7e47fd0b821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Response time</text:p>
        </chart:title>
        <chart:subtitle svg:x="5.271cm" svg:y="1.275cm" chart:style-name="ch3">
          <text:p>with sudden workload increase</text:p>
        </chart:subtitle>
        <chart:legend chart:legend-position="end" svg:x="11.025cm" svg:y="3.952cm" style:legend-expansion="high" chart:style-name="ch4"/>
        <chart:plot-area chart:style-name="ch5" table:cell-range-address="'REPLICATION_OFF-5MIN-100ms-100-200users'.A1:'REPLICATION_OFF-5MIN-100ms-100-200users'.C30" chart:data-source-has-labels="both" svg:x="1.331cm" svg:y="2.138cm" svg:width="9.374cm" svg:height="5.701cm">
          <chartooo:coordinate-region svg:x="2.138cm" svg:y="2.259cm" svg:width="8.241cm" svg:height="4.577cm"/>
          <chart:axis chart:dimension="x" chart:name="primary-x" chart:style-name="ch6" chartooo:axis-type="auto">
            <chartooo:date-scale/>
            <chart:title svg:x="5.432cm" svg:y="8.019cm" chart:style-name="ch7">
              <text:p>time (s)</text:p>
            </chart:title>
            <chart:categories table:cell-range-address="'REPLICATION_OFF-5MIN-100ms-100-200users'.A2:'REPLICATION_OFF-5MIN-100ms-100-200users'.A30"/>
          </chart:axis>
          <chart:axis chart:dimension="y" chart:name="primary-y" chart:style-name="ch6">
            <chart:title svg:x="0.451cm" svg:y="6.421cm" chart:style-name="ch8">
              <text:p>response time (ms)</text:p>
            </chart:title>
            <chart:grid chart:style-name="ch9" chart:class="major"/>
          </chart:axis>
          <chart:series chart:style-name="ch10" chart:values-cell-range-address="'REPLICATION_OFF-5MIN-100ms-100-200users'.B2:'REPLICATION_OFF-5MIN-100ms-100-200users'.B30" chart:label-cell-address="'REPLICATION_OFF-5MIN-100ms-100-200users'.B1:'REPLICATION_OFF-5MIN-100ms-100-200users'.B1" chart:class="chart:line">
            <chart:data-point chart:repeated="19"/>
            <chart:data-point chart:style-name="ch11" chart:repeated="2"/>
            <chart:data-point chart:repeated="8"/>
          </chart:series>
          <chart:series chart:style-name="ch12" chart:values-cell-range-address="'REPLICATION_OFF-5MIN-100ms-100-200users'.C2:'REPLICATION_OFF-5MIN-100ms-100-200users'.C30" chart:label-cell-address="'REPLICATION_OFF-5MIN-100ms-100-200users'.C1:'REPLICATION_OFF-5MIN-100ms-100-200users'.C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replication</text:p>
                <draw:g>
                  <svg:desc>'REPLICATION_OFF-5MIN-100ms-100-200users'.B1:'REPLICATION_OFF-5MIN-100ms-100-200users'.B1</svg:desc>
                </draw:g>
              </table:table-cell>
              <table:table-cell office:value-type="string">
                <text:p>Threshold</text:p>
                <draw:g>
                  <svg:desc>'REPLICATION_OFF-5MIN-100ms-100-200users'.C1:'REPLICATION_OFF-5MIN-100ms-100-200users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REPLICATION_OFF-5MIN-100ms-100-200users'.A2:'REPLICATION_OFF-5MIN-100ms-100-200users'.A30</svg:desc>
                </draw:g>
              </table:table-cell>
              <table:table-cell office:value-type="float" office:value="979.407407407407">
                <text:p>979.407407407407</text:p>
                <draw:g>
                  <svg:desc>'REPLICATION_OFF-5MIN-100ms-100-200users'.B2:'REPLICATION_OFF-5MIN-100ms-100-200users'.B30</svg:desc>
                </draw:g>
              </table:table-cell>
              <table:table-cell office:value-type="float" office:value="1200">
                <text:p>1200</text:p>
                <draw:g>
                  <svg:desc>'REPLICATION_OFF-5MIN-100ms-100-200users'.C2:'REPLICATION_OFF-5MIN-100ms-100-200users'.C3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8.536286522149">
                <text:p>908.53628652214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11.920863309353">
                <text:p>911.92086330935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94.945729537367">
                <text:p>894.94572953736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78.866840731071">
                <text:p>878.86684073107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98.041119860018">
                <text:p>898.04111986001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98.293847566575">
                <text:p>898.29384756657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77.153979238754">
                <text:p>877.15397923875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79.59983291562">
                <text:p>1079.5998329156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15.26998223801">
                <text:p>1615.2699822380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67.4818401937">
                <text:p>1667.481840193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88.24607329843">
                <text:p>1688.2460732984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84.80049261084">
                <text:p>1684.8004926108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90.669527897">
                <text:p>1690.66952789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45.23569023569">
                <text:p>1745.2356902356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48.85678601166">
                <text:p>1648.8567860116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92.91949152542">
                <text:p>1692.9194915254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40.84223300971">
                <text:p>1740.8422330097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11.62632508834">
                <text:p>1611.6263250883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88.53438276719">
                <text:p>1588.5343827671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68.58899676375">
                <text:p>1668.5889967637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688.0539452496">
                <text:p>1688.053945249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653.12216404887">
                <text:p>1653.1221640488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786.71916010499">
                <text:p>1786.7191601049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18.86615515772">
                <text:p>1718.8661551577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764.98113207547">
                <text:p>1764.9811320754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651.30175159236">
                <text:p>1651.3017515923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34.96872427984">
                <text:p>1634.9687242798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14.75">
                <text:p>1714.75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